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11.9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1pt" officeooo:rsid="000894aa" officeooo:paragraph-rsid="000894aa" style:font-name-asian="Droid Sans Fallback" style:font-size-asian="11pt" style:font-name-complex="FreeSans" style:font-size-complex="11pt"/>
    </style:style>
    <style:style style:name="P2" style:family="paragraph" style:parent-style-name="Standard">
      <style:text-properties fo:font-size="11pt" officeooo:paragraph-rsid="0003f825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normal" officeooo:paragraph-rsid="0003f82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03f825" style:font-name-asian="Droid Sans Fallback" style:font-size-asian="16pt" style:font-style-asian="italic" style:font-name-complex="FreeSans" style:font-size-complex="16pt" style:font-style-complex="italic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fo:font-size="11pt" officeooo:rsid="001b6974" officeooo:paragraph-rsid="0003f825" style:font-name-asian="Droid Sans Fallback" style:font-size-asian="11pt" style:font-name-complex="FreeSans" style:font-size-complex="11pt"/>
    </style:style>
    <style:style style:name="P6" style:family="paragraph" style:parent-style-name="Standard">
      <style:paragraph-properties fo:text-align="justify" style:justify-single-word="false"/>
      <style:text-properties officeooo:paragraph-rsid="0003f825"/>
    </style:style>
    <style:style style:name="P7" style:family="paragraph" style:parent-style-name="Standard">
      <style:paragraph-properties fo:text-align="justify" style:justify-single-word="false"/>
      <style:text-properties officeooo:paragraph-rsid="000894aa"/>
    </style:style>
    <style:style style:name="P8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f825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f825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3f825" style:font-size-asian="16pt" style:font-size-complex="16pt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3f825" style:font-size-asian="16pt" style:font-size-complex="16pt"/>
    </style:style>
    <style:style style:name="P12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3f825" style:font-size-asian="16pt" style:font-weight-asian="normal" style:font-size-complex="16pt" style:font-weight-complex="normal"/>
    </style:style>
    <style:style style:name="P13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f825"/>
    </style:style>
    <style:style style:name="P14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03f825" style:font-size-asian="11pt" style:font-size-complex="11pt"/>
    </style:style>
    <style:style style:name="P15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03f825" style:font-size-asian="11pt" style:font-size-complex="11pt"/>
    </style:style>
    <style:style style:name="P16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size="11pt" officeooo:paragraph-rsid="0003f825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bold" officeooo:paragraph-rsid="0003f825" style:font-name-asian="Droid Sans Fallback" style:font-size-asian="11pt" style:font-name-complex="FreeSans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Liberation Sans" fo:font-size="11pt" officeooo:paragraph-rsid="0003f825" style:font-name-asian="Droid Sans Fallback" style:font-size-asian="11pt" style:font-name-complex="FreeSans" style:font-size-complex="11pt"/>
    </style:style>
    <style:style style:name="P19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03f825" style:font-size-asian="10pt"/>
    </style:style>
    <style:style style:name="P20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6f8d1"/>
    </style:style>
    <style:style style:name="P21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03f825"/>
    </style:style>
    <style:style style:name="P22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3f825"/>
    </style:style>
    <style:style style:name="P23" style:family="paragraph" style:parent-style-name="Heading_20_2">
      <style:paragraph-properties fo:text-align="justify" style:justify-single-word="false"/>
      <style:text-properties officeooo:paragraph-rsid="0003f825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c5dcb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04c402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06f8d1" style:font-size-asian="10pt"/>
    </style:style>
    <style:style style:name="T7" style:family="text">
      <style:text-properties fo:color="#000000" style:font-name="Monospace" fo:font-size="10pt" style:text-underline-style="none" style:font-size-asian="10pt"/>
    </style:style>
    <style:style style:name="T8" style:family="text">
      <style:text-properties fo:color="#000000" style:font-name="Monospace" fo:font-size="10pt" style:text-underline-style="none" officeooo:rsid="00053f56" style:font-size-asian="10pt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font-variant="normal" fo:text-transform="none" fo:color="#353833" style:font-name="Arial" fo:letter-spacing="normal" fo:font-style="normal"/>
    </style:style>
    <style:style style:name="T11" style:family="text">
      <style:text-properties fo:font-variant="normal" fo:text-transform="none" fo:color="#353833" style:font-name="Arial" fo:letter-spacing="normal" fo:font-style="normal" officeooo:rsid="001202ec"/>
    </style:style>
    <style:style style:name="T12" style:family="text">
      <style:text-properties fo:font-variant="normal" fo:text-transform="none" fo:color="#353833" style:font-name="Arial" fo:letter-spacing="normal" fo:font-style="normal" officeooo:rsid="0017d995"/>
    </style:style>
    <style:style style:name="T13" style:family="text">
      <style:text-properties fo:font-variant="normal" fo:text-transform="none" fo:color="#353833" style:font-name="Arial" fo:letter-spacing="normal" fo:font-style="normal" officeooo:rsid="000c71d3"/>
    </style:style>
    <style:style style:name="T14" style:family="text">
      <style:text-properties fo:font-variant="normal" fo:text-transform="none" fo:color="#353833" style:font-name="Arial" fo:letter-spacing="normal" fo:font-style="normal" fo:font-weight="normal"/>
    </style:style>
    <style:style style:name="T15" style:family="text">
      <style:text-properties fo:font-variant="normal" fo:text-transform="none" fo:color="#353833" style:font-name="Arial" fo:letter-spacing="normal" fo:font-style="normal" fo:font-weight="normal" officeooo:rsid="000894aa"/>
    </style:style>
    <style:style style:name="T16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7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8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e0fa2" style:text-blinking="false"/>
    </style:style>
    <style:style style:name="T19" style:family="text">
      <style:text-properties fo:font-variant="normal" fo:text-transform="none" fo:color="#353833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353833" style:font-name="Ubuntu Medium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353833" style:font-name="Ubuntu Medium" fo:font-size="10pt" fo:letter-spacing="normal" fo:font-style="normal" fo:font-weight="normal" officeooo:rsid="0006f8d1" style:font-size-asian="10pt" style:font-size-complex="10pt"/>
    </style:style>
    <style:style style:name="T22" style:family="text">
      <style:text-properties fo:font-variant="normal" fo:text-transform="none" fo:color="#353833" style:font-name="Ubuntu Medium" fo:font-size="10pt" fo:letter-spacing="normal" fo:font-style="normal" fo:font-weight="normal" officeooo:rsid="0010fb9e" style:font-size-asian="10pt" style:font-size-complex="10pt"/>
    </style:style>
    <style:style style:name="T23" style:family="text">
      <style:text-properties fo:font-variant="normal" fo:text-transform="none" fo:color="#353833" style:font-name="Ubuntu Medium" fo:font-size="10pt" fo:letter-spacing="normal" fo:font-style="normal" fo:font-weight="normal" officeooo:rsid="001b3c2c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style:text-blinking="false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officeooo:rsid="001378a8" style:text-blinking="false" style:font-weight-asian="normal" style:font-weight-complex="normal"/>
    </style:style>
    <style:style style:name="T26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style:text-blinking="false" style:font-size-asian="11pt" style:font-size-complex="11pt"/>
    </style:style>
    <style:style style:name="T27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officeooo:rsid="000894aa" style:text-blinking="false" style:font-size-asian="11pt" style:font-size-complex="11pt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ize="10pt" officeooo:rsid="0006f8d1" style:font-size-asian="10pt"/>
    </style:style>
    <style:style style:name="T30" style:family="text">
      <style:text-properties fo:color="#0000ff" style:font-name="Monospace" fo:font-size="10pt" style:font-size-asian="10pt"/>
    </style:style>
    <style:style style:name="T31" style:family="text">
      <style:text-properties fo:color="#0000ff" style:font-name="Monospace" fo:font-size="10pt" officeooo:rsid="00192d5d" style:font-size-asian="10pt"/>
    </style:style>
    <style:style style:name="T32" style:family="text">
      <style:text-properties fo:color="#0000ff" style:font-name="Monospace" fo:font-size="10pt" officeooo:rsid="0010fb9e" style:font-size-asian="10pt"/>
    </style:style>
    <style:style style:name="T33" style:family="text">
      <style:text-properties fo:color="#0000ff" style:font-name="Monospace" fo:font-size="10pt" officeooo:rsid="0006f8d1" style:font-size-asian="10pt"/>
    </style:style>
    <style:style style:name="T34" style:family="text">
      <style:text-properties fo:color="#4c6b87" style:text-line-through-style="none" style:text-line-through-type="none" style:text-underline-style="none" fo:font-weight="bold" style:text-blinking="false"/>
    </style:style>
    <style:style style:name="T35" style:family="text">
      <style:text-properties fo:color="#4c6b87" style:text-line-through-style="none" style:text-line-through-type="none" style:text-underline-style="none" fo:font-weight="bold" officeooo:rsid="000894aa" style:text-blinking="false"/>
    </style:style>
    <style:style style:name="T36" style:family="text">
      <style:text-properties fo:color="#4c6b87" style:text-line-through-style="none" style:text-line-through-type="none" fo:font-size="11pt" fo:font-style="normal" style:text-underline-style="none" fo:font-weight="bold" style:text-blinking="false" style:font-size-asian="11pt" style:font-style-asian="normal" style:font-size-complex="11pt" style:font-style-complex="normal"/>
    </style:style>
    <style:style style:name="T37" style:family="text">
      <style:text-properties fo:font-size="11pt" fo:font-style="normal" style:font-size-asian="11pt" style:font-style-asian="normal" style:font-size-complex="11pt" style:font-style-complex="normal"/>
    </style:style>
    <style:style style:name="T38" style:family="text">
      <style:text-properties officeooo:rsid="00129aaf"/>
    </style:style>
    <style:style style:name="T39" style:family="text">
      <style:text-properties officeooo:rsid="00089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<text:span text:style-name="T1">Class </text:span><text:span text:style-name="T2">Create</text:span><text:span text:style-name="T4">VolumeR</text:span><text:span text:style-name="T2">e</text:span><text:span text:style-name="T3">sult</text:span></text:h>
      <text:p text:style-name="P13"/>
      <text:p text:style-name="P8"><text:span text:style-name="T9">public</text:span><text:span text:style-name="T5"> </text:span><text:span text:style-name="T9">class</text:span><text:span text:style-name="T5"> </text:span><text:span text:style-name="T7">Create</text:span><text:span text:style-name="T8">Volume</text:span><text:span text:style-name="T7">Result</text:span><text:span text:style-name="T5"> </text:span><text:span text:style-name="T9">extends</text:span><text:span text:style-name="T5"> JCSResult </text:span><text:span text:style-name="T9">implements</text:span><text:span text:style-name="T5"> Serializable, Cloneable</text:span></text:p>
      <text:p text:style-name="P8"/>
      <text:p text:style-name="P10">Field Summary</text:p>
      <text:list xml:id="list5789124565542081113" text:style-name="L1">
        <text:list-item>
          <text:p text:style-name="P22"><text:span text:style-name="T10">Fields inherited from </text:span><text:span text:style-name="T11">JCS</text:span><text:span text:style-name="T12">Re</text:span><text:span text:style-name="T13">sult</text:span></text:p>
          <text:list>
            <text:list-item>
              <text:list>
                <text:list-header>
                  <text:p text:style-name="P22"><text:span text:style-name="T5">String </text:span><text:span text:style-name="T28">requestId</text:span><text:span text:style-name="T5">;</text:span></text:p>
                  <text:p text:style-name="P22"><text:span text:style-name="T5">String </text:span><text:span text:style-name="T28">xml</text:span><text:span text:style-name="T5">;</text:span></text:p>
                  <text:p text:style-name="P19"/>
                </text:list-header>
              </text:list>
            </text:list-item>
          </text:list>
        </text:list-item>
        <text:list-item>
          <text:p text:style-name="P22"><text:span text:style-name="T16">Fields in </text:span><text:span text:style-name="T17">CreateSnapshotRe</text:span><text:span text:style-name="T18">sult</text:span></text:p>
        </text:list-item>
      </text:list>
      <text:p text:style-name="P9"><text:tab/><text:tab/><text:span text:style-name="T9">private</text:span><text:span text:style-name="T5"> </text:span><text:span text:style-name="T6">Volume</text:span><text:span text:style-name="T5"> </text:span><text:span text:style-name="T29">volume</text:span><text:span text:style-name="T5">;</text:span></text:p>
      <text:p text:style-name="P9"/>
      <text:p text:style-name="P11">Constructor Summary</text:p>
      <text:list xml:id="list2781760899441577336" text:style-name="L2">
        <text:list-item>
          <text:p text:style-name="P20"><text:span text:style-name="T31">Create</text:span><text:span text:style-name="T33">Volume</text:span><text:span text:style-name="T31">Re</text:span><text:span text:style-name="T32">sult</text:span><text:span text:style-name="T30">()</text:span></text:p>
          <text:list>
            <text:list-header>
              <text:p text:style-name="P20"><text:span text:style-name="T20">Default constructor for Create</text:span><text:span text:style-name="T21">volume</text:span><text:span text:style-name="T20">Re</text:span><text:span text:style-name="T22">sult</text:span><text:span text:style-name="T20"> objec</text:span><text:span text:style-name="T23">t</text:span><text:span text:style-name="T20">.</text:span></text:p>
              <text:p text:style-name="P21"/>
            </text:list-header>
          </text:list>
        </text:list-item>
      </text:list>
      <text:p text:style-name="P12">Method Summa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Modifier and Type</text:p>
          </table:table-cell>
          <table:table-cell table:style-name="Table1.B1" office:value-type="string">
            <text:p text:style-name="P17">Method and Description</text:p>
          </table:table-cell>
        </table:table-row>
        <table:table-row>
          <table:table-cell table:style-name="Table1.A2" office:value-type="string">
            <text:p text:style-name="P1"><text:span text:style-name="T25">V</text:span><text:span text:style-name="T24">olume</text:span></text:p>
            <text:p text:style-name="P2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sult.html#getSnapshot--"><text:span text:style-name="Source_20_Text"><text:span text:style-name="T34">get</text:span></text:span></text:a><text:span text:style-name="Source_20_Text"><text:span text:style-name="T35">Volume</text:span></text:span><text:span text:style-name="Source_20_Text">()</text:span></text:p>
            <text:p text:style-name="P14">Describes a <text:span text:style-name="T39">volume</text:span>.</text:p>
          </table:table-cell>
        </table:table-row>
        <table:table-row>
          <table:table-cell table:style-name="Table1.A2" office:value-type="string">
            <text:p text:style-name="P5">void</text:p>
            <text:p text:style-name="P18"/>
          </table:table-cell>
          <table:table-cell table:style-name="Table1.B2" office:value-type="string">
            <text:p text:style-name="P6"><text:a xlink:type="simple" xlink:href="http://docs.aws.amazon.com/AWSJavaSDK/latest/javadoc/com/amazonaws/services/ec2/model/CreateSnapshotResult.html#setSnapshot-com.amazonaws.services.ec2.model.Snapshot-"><text:span text:style-name="Source_20_Text"><text:span text:style-name="T26">set</text:span></text:span></text:a><text:span text:style-name="Source_20_Text"><text:span text:style-name="T27">Volume</text:span></text:span><text:span text:style-name="Source_20_Text"><text:span text:style-name="T19">(</text:span></text:span><text:span text:style-name="Source_20_Text"><text:span text:style-name="T27">Volume</text:span></text:span><text:span text:style-name="Source_20_Text"><text:span text:style-name="T26"> </text:span></text:span><text:span text:style-name="Source_20_Text"><text:span text:style-name="T19">snapshot)</text:span></text:span></text:p>
            <text:p text:style-name="P16"><text:span text:style-name="T14">Describes a </text:span><text:span text:style-name="T15">volume</text:span><text:span text:style-name="T14">.</text:span></text:p>
          </table:table-cell>
        </table:table-row>
        <table:table-row>
          <table:table-cell table:style-name="Table1.A2" office:value-type="string">
            <text:p text:style-name="P5">String</text:p>
            <text:p text:style-name="P18"/>
          </table:table-cell>
          <table:table-cell table:style-name="Table1.B2" office:value-type="string">
            <text:p text:style-name="P4"><text:a xlink:type="simple" xlink:href="http://docs.aws.amazon.com/AWSJavaSDK/latest/javadoc/com/amazonaws/services/ec2/model/CreateSnapshotRequest.html#toString--"><text:span text:style-name="Source_20_Text"><text:span text:style-name="T36">toString</text:span></text:span></text:a><text:span text:style-name="Source_20_Text"><text:span text:style-name="T37">()</text:span></text:span></text:p>
            <text:p text:style-name="P15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5">Create<text:span text:style-name="T39">Volume</text:span>Re<text:span text:style-name="T38">sult</text:span></text:p>
            <text:p text:style-name="P18"/>
          </table:table-cell>
          <table:table-cell table:style-name="Table1.B2" office:value-type="string">
            <text:p text:style-name="P7"><text:a xlink:type="simple" xlink:href="http://docs.aws.amazon.com/AWSJavaSDK/latest/javadoc/com/amazonaws/services/ec2/model/CreateSnapshotResult.html#withSnapshot-com.amazonaws.services.ec2.model.Snapshot-"><text:span text:style-name="Source_20_Text"><text:span text:style-name="T26">with</text:span></text:span></text:a><text:span text:style-name="Source_20_Text"><text:span text:style-name="T27">Volume</text:span></text:span><text:span text:style-name="Source_20_Text"><text:span text:style-name="T19">(</text:span></text:span><text:span text:style-name="Source_20_Text"><text:span text:style-name="T27">Volume</text:span></text:span><text:span text:style-name="Source_20_Text"><text:span text:style-name="T26"> </text:span></text:span><text:span text:style-name="Source_20_Text"><text:span text:style-name="T19">snapshot)</text:span></text:span></text:p>
            <text:p text:style-name="P14">Describes a <text:span text:style-name="T39">volume</text:span>.</text:p>
            <text:p text:style-name="P6"><text:span text:style-name="Source_20_Text"><text:span text:style-name="T19"/>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7:22:04.735842735</meta:creation-date>
    <dc:date>2016-07-11T11:49:23.896927768</dc:date>
    <meta:editing-duration>PT3M19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81" meta:character-count="630" meta:non-whitespace-character-count="581"/>
  </office:meta>
</office:document-meta>
</file>